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4e5" officeooo:paragraph-rsid="001e44e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normal" officeooo:rsid="0045368b" officeooo:paragraph-rsid="0045368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520b7" officeooo:paragraph-rsid="002520b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c72" officeooo:paragraph-rsid="00212c7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fc92e" officeooo:paragraph-rsid="001fc92e" fo:background-color="#c5000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0d522" officeooo:paragraph-rsid="004958b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38d7c1" officeooo:paragraph-rsid="0038d7c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8f51a" officeooo:paragraph-rsid="0058f51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c0583" officeooo:paragraph-rsid="005c058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c4d4a" officeooo:paragraph-rsid="005c4d4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c4d4a" officeooo:paragraph-rsid="005fd4a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c4d4a" officeooo:paragraph-rsid="0067f9d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333c9" officeooo:paragraph-rsid="004333c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188b0" officeooo:paragraph-rsid="004188b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188b0" officeooo:paragraph-rsid="004ed00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15ee4" officeooo:paragraph-rsid="00415e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59091" officeooo:paragraph-rsid="0045909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4ffc4c" officeooo:paragraph-rsid="004ffc4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style="normal" style:text-underline-style="solid" style:text-underline-width="auto" style:text-underline-color="font-color" fo:font-weight="bold" officeooo:rsid="0028438d" officeooo:paragraph-rsid="0040d522" fo:background-color="transparent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officeooo:rsid="002520b7" style:font-size-asian="14pt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6pt" fo:font-weight="normal" fo:background-color="#ff3333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6a7d4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98ed1"/>
    </style:style>
    <style:style style:name="P29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31" style:family="paragraph" style:parent-style-name="Preformatted_20_Text">
      <style:paragraph-properties fo:widows="1"/>
      <style:text-properties fo:font-variant="normal" fo:text-transform="none" fo:color="#000000" fo:letter-spacing="normal" officeooo:paragraph-rsid="00459091"/>
    </style:style>
    <style:style style:name="P32" style:family="paragraph" style:parent-style-name="Preformatted_20_Text">
      <style:paragraph-properties fo:widows="1"/>
      <style:text-properties fo:font-variant="normal" fo:text-transform="none" fo:color="#000000" fo:letter-spacing="normal" officeooo:paragraph-rsid="00476825"/>
    </style:style>
    <style:style style:name="P33" style:family="paragraph" style:parent-style-name="Preformatted_20_Text">
      <style:paragraph-properties fo:widows="1"/>
      <style:text-properties fo:font-variant="normal" fo:text-transform="none" fo:color="#000000" fo:letter-spacing="normal" officeooo:paragraph-rsid="004958ba"/>
    </style:style>
    <style:style style:name="P34" style:family="paragraph" style:parent-style-name="Preformatted_20_Text">
      <style:paragraph-properties fo:widows="1"/>
    </style:style>
    <style:style style:name="P3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rsid="0038d7c1" officeooo:paragraph-rsid="00459091" fo:background-color="transparent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normal" officeooo:rsid="001bb370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fo:font-style="normal" fo:font-weight="normal"/>
    </style:style>
    <style:style style:name="P38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fo:font-weight="normal" officeooo:paragraph-rsid="005c0583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5c0583" fo:background-color="transparent" style:font-size-asian="14pt" style:font-weight-asian="normal" style:font-size-complex="14pt" style:font-weight-complex="normal"/>
    </style:style>
    <style:style style:name="P40" style:family="paragraph" style:parent-style-name="Text_20_body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285" officeooo:paragraph-rsid="005c0583" fo:background-color="transparent" style:font-size-asian="14pt" style:font-weight-asian="normal" style:font-size-complex="14pt" style:font-weight-complex="normal"/>
    </style:style>
    <style:style style:name="P41" style:family="paragraph" style:parent-style-name="Text_20_body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3c2b86" officeooo:paragraph-rsid="003c2b86" fo:background-color="transparent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415ee4" officeooo:paragraph-rsid="00415e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4pt" fo:font-style="normal" fo:font-weight="normal" officeooo:rsid="0045368b" officeooo:paragraph-rsid="0045368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e44e5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 style:list-style-name="L6">
      <style:paragraph-properties fo:text-align="justify" style:justify-single-word="false"/>
      <style:text-properties officeooo:paragraph-rsid="006dfc11"/>
    </style:style>
    <style:style style:name="P48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49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e44e5" officeooo:paragraph-rsid="001e44e5" fo:background-color="transparent" style:font-size-asian="14pt" style:font-weight-asian="normal" style:font-size-complex="14pt" style:font-weight-complex="normal"/>
    </style:style>
    <style:style style:name="P50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53796e" officeooo:paragraph-rsid="0053796e" fo:background-color="transparent" style:font-size-asian="14pt" style:font-weight-asian="normal" style:font-size-complex="14pt" style:font-weight-complex="normal"/>
    </style:style>
    <style:style style:name="P51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58f51a" officeooo:paragraph-rsid="0058f51a" fo:background-color="transparent" style:font-size-asian="14pt" style:font-weight-asian="normal" style:font-size-complex="14pt" style:font-weight-complex="normal"/>
    </style:style>
    <style:style style:name="P52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3d125b" officeooo:paragraph-rsid="003d125b" fo:background-color="transparent" style:font-size-asian="14pt" style:font-weight-asian="normal" style:font-size-complex="14pt" style:font-weight-complex="normal"/>
    </style:style>
    <style:style style:name="P53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83f323" officeooo:paragraph-rsid="0083f323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c4d4a" officeooo:paragraph-rsid="007669e2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510d16" officeooo:paragraph-rsid="00801a8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9030a"/>
    </style:style>
    <style:style style:name="P5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9c14f"/>
    </style:style>
    <style:style style:name="P5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a4b39"/>
    </style:style>
    <style:style style:name="P5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dfc11"/>
    </style:style>
    <style:style style:name="P6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f8654"/>
    </style:style>
    <style:style style:name="P6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650b9e"/>
    </style:style>
    <style:style style:name="P6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73159a"/>
    </style:style>
    <style:style style:name="P6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7669e2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77f48c"/>
    </style:style>
    <style:style style:name="P6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79aeed"/>
    </style:style>
    <style:style style:name="P6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7d08f9"/>
    </style:style>
    <style:style style:name="P6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835b8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b370" style:font-style-asian="normal" style:font-style-complex="normal"/>
    </style:style>
    <style:style style:name="T3" style:family="text">
      <style:text-properties fo:font-style="normal" officeooo:rsid="002520b7" style:font-style-asian="normal" style:font-style-complex="normal"/>
    </style:style>
    <style:style style:name="T4" style:family="text">
      <style:text-properties fo:font-style="normal" officeooo:rsid="0040d522" style:font-style-asian="normal" style:font-style-complex="normal"/>
    </style:style>
    <style:style style:name="T5" style:family="text">
      <style:text-properties fo:font-style="normal" fo:background-color="#ff0000" loext:char-shading-value="0" style:font-style-asian="normal" style:font-style-complex="normal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officeooo:rsid="00459091"/>
    </style:style>
    <style:style style:name="T8" style:family="text">
      <style:text-properties fo:font-style="normal" fo:font-weight="normal" officeooo:rsid="00476825"/>
    </style:style>
    <style:style style:name="T9" style:family="text">
      <style:text-properties fo:font-style="normal" fo:font-weight="normal" officeooo:rsid="004958ba"/>
    </style:style>
    <style:style style:name="T10" style:family="text">
      <style:text-properties fo:font-style="normal" fo:font-weight="normal" officeooo:rsid="004c254e"/>
    </style:style>
    <style:style style:name="T11" style:family="text">
      <style:text-properties fo:font-style="normal" fo:font-weight="normal" officeooo:rsid="004db87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10d16" style:font-weight-asian="bold" style:font-weight-complex="bold"/>
    </style:style>
    <style:style style:name="T14" style:family="text">
      <style:text-properties fo:font-weight="bold" officeooo:rsid="0056723e" style:font-weight-asian="bold" style:font-weight-complex="bold"/>
    </style:style>
    <style:style style:name="T15" style:family="text">
      <style:text-properties fo:font-weight="bold" officeooo:rsid="005ace4e" style:font-weight-asian="bold" style:font-weight-complex="bold"/>
    </style:style>
    <style:style style:name="T16" style:family="text">
      <style:text-properties officeooo:rsid="0023aa2e"/>
    </style:style>
    <style:style style:name="T17" style:family="text">
      <style:text-properties officeooo:rsid="002520b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30d88"/>
    </style:style>
    <style:style style:name="T20" style:family="text">
      <style:text-properties officeooo:rsid="00386217"/>
    </style:style>
    <style:style style:name="T21" style:family="text">
      <style:text-properties officeooo:rsid="003e6bfa"/>
    </style:style>
    <style:style style:name="T22" style:family="text">
      <style:text-properties officeooo:rsid="003fd860"/>
    </style:style>
    <style:style style:name="T23" style:family="text">
      <style:text-properties officeooo:rsid="0040d522"/>
    </style:style>
    <style:style style:name="T24" style:family="text">
      <style:text-properties officeooo:rsid="0045368b"/>
    </style:style>
    <style:style style:name="T25" style:family="text">
      <style:text-properties officeooo:rsid="00459091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font-weight="normal" officeooo:rsid="00698ed1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font-weight="normal" officeooo:rsid="0067f9df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font-weight="normal" officeooo:rsid="0069c14f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font-weight="normal" officeooo:rsid="006ad6e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font-weight="normal" officeooo:rsid="006b0cf6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font-weight="normal" officeooo:rsid="006c4112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font-weight="normal" officeooo:rsid="006dfc1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font-weight="normal" officeooo:rsid="006f8654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font-weight="normal" officeooo:rsid="00713b4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font-weight="normal" officeooo:rsid="007850a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font-weight="normal" officeooo:rsid="0079447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font-weight="normal" officeooo:rsid="0079aeed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font-weight="normal" officeooo:rsid="007a341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font-weight="normal" officeooo:rsid="007c033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font-weight="normal" officeooo:rsid="007d08f9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font-weight="normal" officeooo:rsid="0081ed0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font-weight="normal" officeooo:rsid="00835b8e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font-weight="bold" officeooo:rsid="0069c14f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font-weight="bold" officeooo:rsid="006f8654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font-weight="bold" officeooo:rsid="00650b9e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font-weight="bold" officeooo:rsid="0074a9c0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font-weight="bold" officeooo:rsid="0079aee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Liberation Serif" fo:font-size="14pt" fo:letter-spacing="normal" fo:font-style="italic" fo:font-weight="normal" officeooo:rsid="0069c14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fo:font-style="italic" fo:font-weight="normal" officeooo:rsid="006dfc11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fo:font-style="italic" fo:font-weight="normal" officeooo:rsid="00794474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officeooo:rsid="00476825"/>
    </style:style>
    <style:style style:name="T52" style:family="text">
      <style:text-properties officeooo:rsid="004958ba"/>
    </style:style>
    <style:style style:name="T53" style:family="text">
      <style:text-properties officeooo:rsid="004a8c10"/>
    </style:style>
    <style:style style:name="T54" style:family="text">
      <style:text-properties officeooo:rsid="004ed00f"/>
    </style:style>
    <style:style style:name="T55" style:family="text">
      <style:text-properties officeooo:rsid="00510d16"/>
    </style:style>
    <style:style style:name="T56" style:family="text">
      <style:text-properties officeooo:rsid="005190c8"/>
    </style:style>
    <style:style style:name="T57" style:family="text">
      <style:text-properties officeooo:rsid="0053796e"/>
    </style:style>
    <style:style style:name="T58" style:family="text">
      <style:text-properties officeooo:rsid="0056723e"/>
    </style:style>
    <style:style style:name="T59" style:family="text">
      <style:text-properties officeooo:rsid="00582218"/>
    </style:style>
    <style:style style:name="T60" style:family="text">
      <style:text-properties officeooo:rsid="005ace4e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5da50e" style:font-style-asian="italic" style:font-style-complex="italic"/>
    </style:style>
    <style:style style:name="T63" style:family="text">
      <style:text-properties officeooo:rsid="005c4d4a"/>
    </style:style>
    <style:style style:name="T64" style:family="text">
      <style:text-properties officeooo:rsid="005da50e"/>
    </style:style>
    <style:style style:name="T65" style:family="text">
      <style:text-properties fo:font-size="14pt" fo:font-style="normal" fo:font-weight="normal" officeooo:rsid="005c4d4a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normal" fo:font-weight="normal" officeooo:rsid="0062ed39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fo:font-weight="normal" officeooo:rsid="00650b9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fo:font-weight="normal" officeooo:rsid="00615dc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fo:font-weight="normal" officeooo:rsid="005c0583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fo:font-weight="normal" officeooo:rsid="0061614f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fo:font-weight="normal" officeooo:rsid="0066a7d4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fo:font-weight="normal" officeooo:rsid="0069030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fo:font-weight="normal" officeooo:rsid="006a4a4e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fo:font-weight="normal" officeooo:rsid="006a4b39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fo:font-weight="normal" officeooo:rsid="00713b40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fo:font-weight="normal" officeooo:rsid="0073159a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fo:font-weight="normal" officeooo:rsid="007404e0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fo:font-weight="normal" officeooo:rsid="0074161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size="14pt" fo:font-style="normal" fo:font-weight="normal" officeooo:rsid="0077f48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size="14pt" fo:font-style="normal" fo:font-weight="normal" officeooo:rsid="00819c4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size="14pt" fo:font-style="normal" fo:font-weight="bold" officeooo:rsid="0066a7d4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size="14pt" fo:font-style="normal" fo:font-weight="bold" officeooo:rsid="006a4b39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size="14pt" fo:font-style="normal" fo:font-weight="bold" officeooo:rsid="00650b9e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size="14pt" fo:font-style="normal" fo:font-weight="bold" officeooo:rsid="0073159a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size="14pt" fo:font-style="normal" fo:font-weight="bold" officeooo:rsid="0074a9c0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size="14pt" fo:font-style="normal" fo:font-weight="bold" officeooo:rsid="0077f48c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size="14pt" fo:font-style="normal" fo:font-weight="bold" officeooo:rsid="00819c4d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size="14pt" fo:font-style="italic" fo:font-weight="normal" officeooo:rsid="006314d6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fo:font-size="14pt" fo:font-style="italic" fo:font-weight="normal" officeooo:rsid="005c0583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fo:font-size="14pt" fo:font-style="italic" fo:font-weight="normal" officeooo:rsid="00615dcf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fo:font-size="14pt" fo:font-style="italic" fo:font-weight="normal" officeooo:rsid="00713b40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size="14pt" fo:font-style="italic" fo:font-weight="normal" officeooo:rsid="0062ed39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font-size="14pt" fo:font-style="italic" fo:font-weight="normal" officeooo:rsid="0073159a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fo:font-size="14pt" fo:font-style="italic" fo:font-weight="normal" officeooo:rsid="00794474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officeooo:rsid="005fd4a3"/>
    </style:style>
    <style:style style:name="T96" style:family="text">
      <style:text-properties officeooo:rsid="00610bc3"/>
    </style:style>
    <style:style style:name="T97" style:family="text">
      <style:text-properties officeooo:rsid="0067f9df"/>
    </style:style>
    <style:style style:name="T98" style:family="text">
      <style:text-properties style:font-name="Liberation Serif" fo:font-size="14pt" fo:font-style="normal" fo:font-weight="normal" officeooo:rsid="0069030a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officeooo:rsid="007da6d7"/>
    </style:style>
    <style:style style:name="T100" style:family="text">
      <style:text-properties officeooo:rsid="007ed10e"/>
    </style:style>
    <style:style style:name="T101" style:family="text">
      <style:text-properties officeooo:rsid="007f91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22">2</text:span> «<text:span text:style-name="T22">Разработка модели алгоритма взаимного исключения процессов/потоков на языке Promela и исследование ее свойств в системе верификации Spin</text:span>» по курсу «<text:span text:style-name="T16">Методология программной инженерии и верификация программного обеспечения</text:span>».</text:p>
      <text:p text:style-name="P5"/>
      <text:p text:style-name="P6">Преподаватель: Данилов Игорь Геннадьевич, <text:span text:style-name="T16">к.т.н.,</text:span> ассистент кафедры МОП ЭВМ; контакты: <text:span text:style-name="T16">email</text:span> — <text:a xlink:type="simple" xlink:href="mailto:igdanilov@sfedu.ru" text:style-name="Internet_20_link" text:visited-style-name="Visited_20_Internet_20_Link"><text:span text:style-name="T16">igdanilov</text:span></text:a><text:a xlink:type="simple" xlink:href="mailto:igdanilov@sfedu.ru" text:style-name="Internet_20_link" text:visited-style-name="Visited_20_Internet_20_Link">@</text:a><text:a xlink:type="simple" xlink:href="mailto:igdanilov@sfedu.ru" text:style-name="Internet_20_link" text:visited-style-name="Visited_20_Internet_20_Link"><text:span text:style-name="T16">sfedu.ru</text:span></text:a>, вконтакте – id1274906.</text:p>
      <text:p text:style-name="P8">Дата обновления документа: <text:span text:style-name="T99">5</text:span>.<text:span text:style-name="T22">1</text:span>0.2015</text:p>
      <text:p text:style-name="P6"/>
      <text:p text:style-name="P1">Лабораторная работа</text:p>
      <text:p text:style-name="P25"/>
      <text:p text:style-name="P11">Лабораторная работа основана на материале <text:span text:style-name="T100">лабораторных работ </text:span>курса <text:span text:style-name="T52">по параллельному программированию</text:span> Технического университета <text:bookmark text:name="ctl03_ServiceMenuHeader_ServiceMenuLogo"/>Дании<text:span text:style-name="T52"> </text:span>(<text:span text:style-name="T52">http://www2.compute.dtu.dk/courses/02158/cplab2.html</text:span>).</text:p>
      <text:p text:style-name="P6">Для выполнения лабораторной работы необходимо разбиться <text:span text:style-name="T17">на </text:span>бригады <text:span text:style-name="T17">максимум</text:span> по 2 человека. <text:span text:style-name="T2">Лабораторная работа делится на две части: </text:span><text:span text:style-name="T3">1) </text:span><text:span text:style-name="T4">разработка модели алгоритма взаимного исключения с центральным координатором и взаимодействием а) через разделяемую память и б) с помощью каналов</text:span><text:span text:style-name="T3">; 2) </text:span><text:span text:style-name="T4">верификация и исследование базовых свойств разработанных моделей</text:span><text:span text:style-name="T2">.</text:span></text:p>
      <text:p text:style-name="P7"><text:span text:style-name="T2">Д</text:span><text:span text:style-name="T1">алее все ссылки на директории и файлы в описании будут приводиться относительно пути, по которому расположены необходимые инструменты верификации в специально сконфигурированной для лабораторной работы среде (Debian x64 + openbox): /home/user/spin. Например, каталог со стандартными примерами Spin: полная запись – /home/user/spin/Spin/Examples, относительная – Spin/Examples. Пары логин пароль для входа в ОС: login: user, password: user; login (</text:span><text:span text:style-name="T5">суперпользователь</text:span><text:span text:style-name="T1">): root, password: root.</text:span></text:p>
      <text:p text:style-name="P36"/>
      <text:p text:style-name="P24">1. <text:s/><text:span text:style-name="T23">Разработка модели алгоритма распределенного взаимного исключения с центральным координатором</text:span></text:p>
      <text:p text:style-name="P21"/>
      <text:p text:style-name="P21">Централизованный алгоритм взаимного исключения может быть описан следующим образом:</text:p>
      <text:list xml:id="list2021061879264667423" text:style-name="L1">
        <text:list-item>
          <text:p text:style-name="P42">Центральный управляющий узел (<text:span text:style-name="T12">координатор</text:span>) ведет очередь запросов на вход.</text:p>
        </text:list-item>
        <text:list-item>
          <text:p text:style-name="P42">Процесс, желающий войти в критическую секцию <text:span text:style-name="T25">(КС)</text:span>, посылает координатору сообщение-<text:span text:style-name="T12">запрос на вход</text:span> в критическую секцию и ждет ответного сообщения-<text:span text:style-name="T12">разрешения </text:span>на вход.</text:p>
        </text:list-item>
        <text:list-item>
          <text:p text:style-name="P42">После <text:span text:style-name="T12">выхода</text:span> из критической секции процесс сообщает координатору, что критическая секция свободна.</text:p>
          <text:p text:style-name="P42"/>
        </text:list-item>
      </text:list>
      <text:p text:style-name="P19">Вопрос 1: <text:span text:style-name="T24">в</text:span> чем недостаток данного алгоритма?</text:p>
      <text:p text:style-name="P20">Вопрос <text:span text:style-name="T54">2</text:span>: <text:span text:style-name="T24">в</text:span> чем <text:span text:style-name="T54">достоинства</text:span> данного алгоритма?</text:p>
      <text:p text:style-name="P19"/>
      <text:p text:style-name="P18">Вам необходимо реализовать <text:span text:style-name="T24">модель централизованного алгоритма </text:span><text:soft-page-break/><text:span text:style-name="T24">взаимного исключения на языке Promela двумя способами:</text:span></text:p>
      <text:list xml:id="list5510421317979428710" text:style-name="L2">
        <text:list-item>
          <text:p text:style-name="P43">Используя для коммуникации между процессами разделяемую память.</text:p>
        </text:list-item>
        <text:list-item>
          <text:p text:style-name="P43">Используя для коммуникации между процессами каналы.</text:p>
        </text:list-item>
      </text:list>
      <text:p text:style-name="P22"/>
      <text:p text:style-name="P22">В качестве старта для первого способа <text:span text:style-name="T53">предлагается</text:span> следующая заглушка:</text:p>
      <text:p text:style-name="P22"/>
      <text:p text:style-name="P35">#define N 5</text:p>
      <text:p text:style-name="P34"/>
      <text:p text:style-name="P29">bool enter[N]; <text:s/>/* <text:span text:style-name="T25">Флаги для запросов на вход в КС</text:span> */</text:p>
      <text:p text:style-name="P29">bool ok[N]; <text:s text:c="4"/>/* <text:span text:style-name="T25">Флаги-разрешения на вход в КС</text:span> <text:s text:c="2"/>*/</text:p>
      <text:p text:style-name="P34"/>
      <text:p text:style-name="P29">/*</text:p>
      <text:p text:style-name="P33"><text:s/><text:span text:style-name="T6">* </text:span><text:span text:style-name="T9">В коде используется тот факт, что первые N экземпляров процессов</text:span></text:p>
      <text:p text:style-name="P33"><text:span text:style-name="T6"><text:s/>* </text:span><text:span text:style-name="T9">получат идентификаторы (pid) от 0 до N-1. Таким образом, pid </text:span><text:span text:style-name="T10">может</text:span></text:p>
      <text:p text:style-name="P30"><text:s/><text:span text:style-name="T6">* </text:span><text:span text:style-name="T10">использоваться в качестве индекса для ма</text:span><text:span text:style-name="T11">ссива флагов</text:span></text:p>
      <text:p text:style-name="P30"><text:s/><text:span text:style-name="T6">*/</text:span></text:p>
      <text:p text:style-name="P34"/>
      <text:p text:style-name="P29">active [N] proctype P()</text:p>
      <text:p text:style-name="P29">{</text:p>
      <text:p text:style-name="P30"><text:s text:c="8"/><text:span text:style-name="T6">do</text:span></text:p>
      <text:p text:style-name="P30"><text:s text:c="8"/><text:span text:style-name="T6">:: <text:s text:c="5"/>/* </text:span><text:span text:style-name="T7">Первый оператор — skip, для возможности поставить метку</text:span><text:span text:style-name="T6"> */</text:span></text:p>
      <text:p text:style-name="P31"><text:s text:c="8"/><text:span text:style-name="T6"><text:s text:c="8"/>/* </text:span><text:span text:style-name="T7">entry</text:span><text:span text:style-name="T6"> </text:span><text:span text:style-name="T7">(будет использоваться дальше при верификации)<text:tab/> <text:s text:c="3"/>*</text:span><text:span text:style-name="T6">/</text:span></text:p>
      <text:p text:style-name="P31"><text:s text:c="16"/><text:span text:style-name="T6">skip; </text:span></text:p>
      <text:p text:style-name="P34"/>
      <text:p text:style-name="P29">entry: <text:s/></text:p>
      <text:p text:style-name="P30"><text:s text:c="16"/><text:span text:style-name="T6">enter[_pid] = true;</text:span></text:p>
      <text:p text:style-name="P30"><text:s text:c="16"/><text:span text:style-name="T6">/*</text:span><text:span text:style-name="T8">ожидаем разрешения на вход</text:span><text:span text:style-name="T6">*/ ok[_pid] -&gt;</text:span></text:p>
      <text:p text:style-name="P34"/>
      <text:p text:style-name="P29">crit: <text:s text:c="2"/>/* <text:span text:style-name="T51">Критическая секция</text:span> */</text:p>
      <text:p text:style-name="P32"><text:s text:c="16"/><text:span text:style-name="T51">skip</text:span><text:span text:style-name="T6">;</text:span></text:p>
      <text:p text:style-name="P30"><text:s text:c="8"/></text:p>
      <text:p text:style-name="P29">exit: </text:p>
      <text:p text:style-name="P30"><text:s text:c="16"/><text:span text:style-name="T6">/* </text:span><text:span text:style-name="T8">TODO: код для выхода из КС</text:span><text:span text:style-name="T6"> */</text:span></text:p>
      <text:p text:style-name="P34"/>
      <text:p text:style-name="P30"><text:s text:c="16"/><text:span text:style-name="T6">/* </text:span><text:span text:style-name="T8">Вне критической секции (цикл возможно прерывается </text:span><text:span text:style-name="T6">*/</text:span></text:p>
      <text:p text:style-name="P30"><text:s text:c="16"/><text:span text:style-name="T6">if :: skip :: break fi</text:span></text:p>
      <text:p text:style-name="P34"/>
      <text:p text:style-name="P30"><text:s text:c="8"/><text:span text:style-name="T6">od;</text:span></text:p>
      <text:p text:style-name="P29">}</text:p>
      <text:p text:style-name="P34"/>
      <text:p text:style-name="P29">active proctype Coordinator()</text:p>
      <text:p text:style-name="P29">{</text:p>
      <text:p text:style-name="P30"><text:s text:c="8"/><text:span text:style-name="T6">do</text:span></text:p>
      <text:p text:style-name="P30"><text:s text:c="8"/><text:span text:style-name="T6">:: <text:s text:c="5"/></text:span></text:p>
      <text:p text:style-name="P30"><text:s text:c="16"/><text:span text:style-name="T6">/* <text:s/></text:span><text:span text:style-name="T8">TODO: код координатора </text:span><text:span text:style-name="T6">*/</text:span></text:p>
      <text:p text:style-name="P30"><text:s text:c="16"/><text:span text:style-name="T6">skip</text:span></text:p>
      <text:p text:style-name="P30"><text:s text:c="8"/><text:span text:style-name="T6">od</text:span></text:p>
      <text:p text:style-name="P37">}</text:p>
      <text:p text:style-name="P23">Далее, на основе предложенной заглушки, разработайте модель <text:span text:style-name="T55">централизованного алгоритма с использованием </text:span><text:span text:style-name="T13">каналов</text:span><text:span text:style-name="T55"> в качестве механизма взаимодействия.</text:span></text:p>
      <text:p text:style-name="P55"><text:span text:style-name="T12">Примечание</text:span>: на данном этапе верификацию моделей производить <text:span text:style-name="T12">не нужно</text:span>! Разработанный Вами код <text:span text:style-name="T56">модели</text:span> необходимо сохранить «как есть» <text:span text:style-name="T56">и представить в отчете, в соответствующей части.</text:span> «Провер<text:span text:style-name="T101">я</text:span>ть» <text:span text:style-name="T56">модель на данном этапе нужно с помощью Syntax Check и случайной симуляции.</text:span></text:p>
      <text:p text:style-name="P4"/>
      <text:p text:style-name="P24"><text:soft-page-break/><text:span text:style-name="T20">2</text:span><text:span text:style-name="T19">. <text:s text:c="2"/></text:span><text:span text:style-name="T23">Верификация и исследование базовых свойств разработанных моделей</text:span></text:p>
      <text:list xml:id="list2692956899359346801" text:style-name="L3">
        <text:list-header>
          <text:p text:style-name="P44"/>
        </text:list-header>
      </text:list>
      <text:p text:style-name="P12"><text:span text:style-name="T58">На данном этапе для </text:span><text:span text:style-name="T14">обе </text:span><text:span text:style-name="T59">разработанные модели</text:span> <text:span text:style-name="T58">необходимо проверить на выполнение ряда свойств. Для этого необходимо либо а) изменить соответствующим образом модель, б) написать LTL-формулы или в) включить определенные опции верификации, а затем верифицировать модель (с соответствующими опциями и/или LTL-формулами). Все изменения модели и включение соответствующих опций </text:span><text:span text:style-name="T14">необходимо отразить</text:span><text:span text:style-name="T58"> в отчете.</text:span></text:p>
      <text:p text:style-name="P13"><text:span text:style-name="T12">Примечание</text:span>: <text:span text:style-name="T60">если результаты верификации приводят в итоге к изменению модели (модель оказалась неправильной), то эту измененную модель также необходимо </text:span><text:span text:style-name="T15">привести в отчете</text:span><text:span text:style-name="T60">.</text:span></text:p>
      <text:p text:style-name="P14">Сначала необходимо проверить базовые <text:span text:style-name="T61">свойства безопасности</text:span> алгоритма. <text:s/>Свойства безопасности: этот класс свойств гарантирует, что при некоторых условиях некоторая ситуация никогда не может быть достигнута (гарантия того, что нечто плохое никогда не произойдет) [1]. <text:span text:style-name="T63">Данные свойства проверяются в режиме Safety системы Spin.</text:span></text:p>
      <text:p text:style-name="P15">Одним из таких свойств является <text:span text:style-name="T61">свобода от взаимоблокировок</text:span>. Проверка осуществляется в режиме Safety с включенной опцией invalid endstates (deadlocks). В случае обнаружения взаимоблокировки необходимо итеративно изменять и верифицировать модель (все промежуточные модели должны быть представлены в отчете).</text:p>
      <text:p text:style-name="P16">Далее необходимо проверить другое свойство безопасности: <text:span text:style-name="T61">взаимное исключение</text:span>. <text:span text:style-name="T64">Наиболее часто подобные свойства проверяются с помощью переменных (</text:span><text:span text:style-name="T62">исторических</text:span><text:span text:style-name="T64"> переменных), которые служат для описания инвариантов в программе, и конструкций assert. Вам необходимо проверить выполнение свойства взаимного исключения для обеих моделей двумя способами: а) с помощью описания и проверки </text:span><text:span text:style-name="T62">локального</text:span><text:span text:style-name="T64"> инварианта (конструкция assert используется непосредственно в теле процесса) и б) с помощью описания и проверки </text:span><text:span text:style-name="T62">глобального</text:span><text:span text:style-name="T64"> инварианта (использование дополнительного процесса-монитора, в котором осуществляется проверка условия и и используется конструкция assert). </text:span>Проверка осуществляется в режиме Safety с включенной опцией <text:span text:style-name="T95">assertion violations</text:span>. В случае обнаружения <text:span text:style-name="T96">нарушения свойства взаимного исключения</text:span> необходимо итеративно изменять и верифицировать модель (все промежуточные модели должны быть представлены в отчете).</text:p>
      <text:p text:style-name="P61"><text:span text:style-name="T68">Далее</text:span><text:span text:style-name="T69"> необходимо проверить базовые </text:span><text:span text:style-name="T89">свойства </text:span><text:span text:style-name="T90">живости</text:span><text:span text:style-name="T69"> алгоритма. <text:s/>Свойств</text:span><text:span text:style-name="T70">о</text:span><text:span text:style-name="T69"> </text:span><text:span text:style-name="T68">живости утверждает, что нечто хорошее в будущем обязательно произойдет или нечто хорошее обязательно в будущем будет происходить неопределенно часто</text:span><text:span text:style-name="T69"> [1]. </text:span><text:span text:style-name="T75">Для алгоритмов взаимного исключения выполнения свойства живости означает предоставление </text:span><text:span text:style-name="T91">гарантии прогресса</text:span><text:span text:style-name="T75"> системы в целом. </text:span><text:span text:style-name="T65">Данные свойства проверяются в режиме Liveness системы Spin.</text:span></text:p>
      <text:p text:style-name="P62"><text:span text:style-name="T66">Первое свойство живости, которое нужно проверить, - это </text:span><text:span text:style-name="T92">свойство <text:s/></text:span><text:span text:style-name="T93">обязательности</text:span><text:span text:style-name="T88"> (</text:span><text:span text:style-name="T93">obligingness</text:span><text:span text:style-name="T88">)</text:span><text:span text:style-name="T66">. </text:span><text:span text:style-name="T67">Данное свойство можно сформулировать следующим образом: </text:span><text:span text:style-name="T83">каждый запрос на вход в КС </text:span><text:span text:style-name="T84">единственным процессом</text:span><text:span text:style-name="T83"> </text:span><text:soft-page-break/><text:span text:style-name="T83">рано или поздно должен быть удовлетворен</text:span><text:span text:style-name="T67">. </text:span><text:span text:style-name="T77">Таким образом проверяется отсутствие непредвиденных задержек при входе в КС. </text:span><text:span text:style-name="T71">Для проверки этого свойства необходимо написать LTL-формулу. </text:span></text:p>
      <text:p text:style-name="P62"><text:span text:style-name="T81">Примечание</text:span><text:span text:style-name="T71">: </text:span><text:span text:style-name="T76">единственность процесса в данном случае означает не то, что процесс в системе один, а то, что </text:span><text:span text:style-name="T84">запрос на вход в КС поступает от одного процесса</text:span><text:span text:style-name="T76">. Т.е. </text:span><text:span text:style-name="T77">свойство, которое должна выражать </text:span><text:span text:style-name="T76">LTL-формула </text:span><text:span text:style-name="T77">в данном случае,</text:span><text:span text:style-name="T76"> может быть описан</text:span><text:span text:style-name="T77">о</text:span><text:span text:style-name="T76"> словами: если поступил запрос на вход </text:span><text:span text:style-name="T77">в КС от одного процесса, при этом от других процессов запрос на вход в КС не поступает и не поступит далее </text:span><text:span text:style-name="T78">(G в LTL)</text:span><text:span text:style-name="T77">, то поступивший единственный запрос на вход будет обслужен.</text:span></text:p>
      <text:p text:style-name="P64"><text:span text:style-name="T81">Примечание</text:span><text:span text:style-name="T71">: в формуле нужно использовать синтаксис пометки состояний процессов Spin — имя_процесса[идентификатор_процесса]@метка, например для нашей модели, P[0]@entry </text:span><text:span text:style-name="T73">(означает «прохождение процессом с идентификатором 0 метки entry»)</text:span><text:span text:style-name="T71">. </text:span><text:span text:style-name="T79">В данном случае считать процессом посылающим </text:span><text:span text:style-name="T80">единственный </text:span><text:span text:style-name="T79">запрос на вход в КС можно процесс с </text:span><text:span text:style-name="T86">любым</text:span><text:span text:style-name="T79"> (на Ваше усмотрение) идентификатором</text:span><text:span text:style-name="T74">.</text:span></text:p>
      <text:p text:style-name="P54">Проверка осуществляется в режиме <text:span text:style-name="T97">Liveness</text:span> с включенн<text:span text:style-name="T97">ыми</text:span> опци<text:span text:style-name="T97">ями</text:span> <text:span text:style-name="T97">acceptence cycles, enforce weak fairness constraint, use claim</text:span>. <text:span text:style-name="T97">Spin может потребовать скомпилировать код с опцией -DNFAIR=3. Ее необходимо добавить в Show Advanced Parameter Settings-&gt;Extra Compile-Time Directives.</text:span></text:p>
      <text:p text:style-name="P63"><text:span text:style-name="T72">Если свойство живости не выполняется, то трассировка (записанная в trail-файле) верификации заканчивается циклом, который повторяется бесконечно (помечается в окне вывода как <text:s/></text:span><text:span text:style-name="Teletype"><text:span text:style-name="T72">&lt;&lt;&lt;&lt;&lt;START OF CYCLE&gt;&gt;&gt;&gt;&gt;</text:span></text:span><text:span text:style-name="Teletype"><text:span text:style-name="T98">).</text:span></text:span></text:p>
      <text:p text:style-name="P27"><text:span text:style-name="T75">Второе</text:span><text:span text:style-name="T66"> свойство живости, которое нужно проверить, - это свойство <text:s/></text:span><text:span text:style-name="T88">отсутствия голодания </text:span><text:span text:style-name="T94">или «удушения»</text:span><text:span text:style-name="T88"> (lockout freedom, starvation freedom)</text:span><text:span text:style-name="T66">. </text:span><text:span text:style-name="T67">Данное свойство можно сформулировать следующим образом: </text:span><text:span text:style-name="T83">каждый запрос на вход в КС </text:span><text:span text:style-name="T85">любым процессом (безотносительно того, запрашивают ли вход </text:span><text:span text:style-name="T87">в КС</text:span><text:span text:style-name="T85"> другие процессы системы </text:span><text:span text:style-name="T87">или нет</text:span><text:span text:style-name="T85">)</text:span><text:span text:style-name="T83"> рано или поздно должен быть удовлетворен</text:span><text:span text:style-name="T67">. </text:span><text:span text:style-name="T71">Для проверки этого свойства необходимо написать LTL-формулу. </text:span></text:p>
      <text:p text:style-name="P27"><text:span text:style-name="T81">Примечание</text:span><text:span text:style-name="T71">: в формуле нужно использовать синтаксис пометки состояний процессов Spin — имя_процесса[идентификатор_процесса]@метка, например для нашей модели, P[0]@entry </text:span><text:span text:style-name="T73">(означает «прохождение процессом с идентификатором 0 метки entry»)</text:span><text:span text:style-name="T71">. </text:span><text:span text:style-name="T74">Верифицировать модель можно относительно процесса с </text:span><text:span text:style-name="T82">любым </text:span><text:span text:style-name="T79">(на Ваш выбор)</text:span><text:span text:style-name="T74"> идентификатором (например, с идентификатором 0).</text:span></text:p>
      <text:p text:style-name="P17">Проверка осуществляется в режиме <text:span text:style-name="T97">Liveness</text:span> с включенн<text:span text:style-name="T97">ыми</text:span> опци<text:span text:style-name="T97">ями</text:span> <text:span text:style-name="T97">acceptence cycles, enforce weak fairness constraint, use claim</text:span>. <text:span text:style-name="T97">Spin может потребовать скомпилировать код с опцией -DNFAIR=3. Ее необходимо добавить в Show Advanced Parameter Settings-&gt;Extra Compile-Time Directives.</text:span></text:p>
      <text:p text:style-name="P56"><text:span text:style-name="T72">Если свойство живости не выполняется, то трассировка (записанная в trail-файле) верификации заканчивается циклом, который повторяется бесконечно (помечается в окне вывода как <text:s/></text:span><text:span text:style-name="Teletype"><text:span text:style-name="T72">&lt;&lt;&lt;&lt;&lt;START OF CYCLE&gt;&gt;&gt;&gt;&gt;</text:span></text:span><text:span text:style-name="Teletype"><text:span text:style-name="T98">).</text:span></text:span></text:p>
      <text:p text:style-name="P58"><text:span text:style-name="Teletype"><text:span text:style-name="T28">Во многих случаях выполнение свойств, определяющих корректное функционирование </text:span></text:span><text:span text:style-name="Teletype"><text:span text:style-name="T41">(выполнение свойств безопасности или живости)</text:span></text:span><text:span text:style-name="Teletype"><text:span text:style-name="T28"> модели, </text:span></text:span><text:soft-page-break/><text:span text:style-name="Teletype"><text:span text:style-name="T28">должно проводиться только на тех вычислениях, на которых выполняется некоторое дополнительное условие, которое по разным причинам называется </text:span></text:span><text:span text:style-name="Teletype"><text:span text:style-name="T48">требованием справедливости</text:span></text:span><text:span text:style-name="Teletype"><text:span text:style-name="T28"> (fairness). </text:span></text:span><text:span text:style-name="Teletype"><text:span text:style-name="T43">Первая причина</text:span></text:span><text:span text:style-name="Teletype"><text:span text:style-name="T28"> состоит в том, что анализируемая система будет работать в некотором окружении, к функционированию которого мы предъявляем эти требования, поскольку только с этими дополнительными требованиями к окружению наша система может выполнять полезную функциональность (например, справедливый планировщик процессов</text:span></text:span><text:span text:style-name="Teletype"><text:span text:style-name="T48"> </text:span></text:span><text:span text:style-name="Teletype"><text:span text:style-name="T29">в реальной системе, который реализует справедливую стратегию планирования — самая простая: round-robin</text:span></text:span><text:span text:style-name="Teletype"><text:span text:style-name="T28">). </text:span></text:span><text:span text:style-name="Teletype"><text:span text:style-name="T29">Т.е. в данном случае требования предъявляются к окружению, которое мы не верифицируем </text:span></text:span><text:span text:style-name="Teletype"><text:span text:style-name="T33">(не можем, не нужно)</text:span></text:span><text:span text:style-name="Teletype"><text:span text:style-name="T29">.</text:span></text:span><text:span text:style-name="Teletype"><text:span text:style-name="T28"> </text:span></text:span><text:span text:style-name="Teletype"><text:span text:style-name="T43">Вторая причина</text:span></text:span><text:span text:style-name="Teletype"><text:span text:style-name="T28"> другая: она состоит в том, что в той модели переходов, которая используется при верификации для представления реальных систем, могут существовать нереалистичные, нереализуемые вычисления, возникшие из-за ограниченных выразительных средств модели </text:span></text:span><text:span text:style-name="Teletype"><text:span text:style-name="T30">(например, бесконечная потеря сообщения в ненадежном канале модели, в то время как передача сообщения в реальном канале всегда отлична от нуля). Т.е. в данном случае </text:span></text:span><text:span text:style-name="Teletype"><text:span text:style-name="T31">учитывать при верификации такие нереалистичные вычисления нет необходимости</text:span></text:span><text:span text:style-name="Teletype"><text:span text:style-name="T28"> [1].</text:span></text:span></text:p>
      <text:p text:style-name="P59"><text:span text:style-name="Teletype"><text:span text:style-name="T32">Различают три вида справедливости [1].</text:span></text:span></text:p>
      <text:list xml:id="list3545829160432963049" text:style-name="L6">
        <text:list-item>
          <text:p text:style-name="P47"><text:span text:style-name="Teletype"><text:span text:style-name="T49">Безусловная справедливость</text:span></text:span><text:span text:style-name="Teletype"><text:span text:style-name="T32"> — например, «каждый процесс получает обслуживание неопределенно часто».</text:span></text:span></text:p>
        </text:list-item>
        <text:list-item>
          <text:p text:style-name="P47"><text:span text:style-name="Teletype"><text:span text:style-name="T49">Сильная справедливость</text:span></text:span><text:span text:style-name="Teletype"><text:span text:style-name="T32"> — например, «если процесс запрашивает обслуживание неопределенно часто, он получает его неопределенно часто» или «действие не может все время игнорироваться, если оно готово к выполнению неопределенно часто».</text:span></text:span></text:p>
        </text:list-item>
        <text:list-item>
          <text:p text:style-name="P47"><text:span text:style-name="Teletype"><text:span text:style-name="T49">Слабая справедливость</text:span></text:span><text:span text:style-name="Teletype"><text:span text:style-name="T32"> — например, «если процесс запрашивает обслуживание постоянно (неопределенно долго), он получает его неопределенно часто» или «действие не может бесконечно игнорироваться, если оно все время готово к выполнению».</text:span></text:span></text:p>
        </text:list-item>
      </text:list>
      <text:p text:style-name="P60"><text:span text:style-name="Teletype"><text:span text:style-name="T33">На практике многие верификаторы, в частности Spin, имеют режим, при котором автоматически реализуется слабая справедливость (в Spin это опция <text:s/></text:span></text:span><text:span text:style-name="Teletype"><text:span text:style-name="T27">enforce weak fairness constraint</text:span></text:span><text:span text:style-name="Teletype"><text:span text:style-name="T33">). При этом, например, если у одного из параллельных процессов есть, по крайней мере, один не блокированный оператор, этот процесс не будет постоянно игнорироваться в проверяемых траекториях. Более сложные виды справедливости необходимо при верификации </text:span></text:span><text:span text:style-name="Teletype"><text:span text:style-name="T44">выражать формулами LTL явно</text:span></text:span><text:span text:style-name="Teletype"><text:span text:style-name="T33"> [1]. Без опции <text:s/></text:span></text:span><text:span text:style-name="Teletype"><text:span text:style-name="T27">enforce weak fairness constraint </text:span></text:span><text:span text:style-name="Teletype"><text:span text:style-name="T33">в Spin </text:span></text:span><text:span text:style-name="Teletype"><text:span text:style-name="T44">не делается никакого предположения</text:span></text:span><text:span text:style-name="Teletype"><text:span text:style-name="T33"> о требовании справедливости.</text:span></text:span></text:p>
      <text:p text:style-name="P28"><text:span text:style-name="Teletype"><text:span text:style-name="T26">Уберите опцию <text:s/></text:span></text:span><text:span text:style-name="Teletype"><text:span text:style-name="T27">enforce weak fairness constraint </text:span></text:span><text:span text:style-name="Teletype"><text:span text:style-name="T26">и произведите верификацию </text:span></text:span><text:span text:style-name="Teletype"><text:span text:style-name="T35">свойства отсутствия голодания</text:span></text:span><text:span text:style-name="Teletype"><text:span text:style-name="T26"> снова.</text:span></text:span></text:p>
      <text:p text:style-name="P28"><text:span text:style-name="Teletype"><text:span text:style-name="T26"/></text:span></text:p>
      <text:p text:style-name="P28"><text:span text:style-name="Teletype"><text:span text:style-name="T26">Вопрос 3: как </text:span></text:span><text:span text:style-name="Teletype"><text:span text:style-name="T34">В</text:span></text:span><text:span text:style-name="Teletype"><text:span text:style-name="T26">ы можете объяснить результаты верификации свойства отсутствия голодания без включенной опции <text:s/></text:span></text:span><text:span text:style-name="Teletype"><text:span text:style-name="T27">enforce weak fairness constraint</text:span></text:span><text:span text:style-name="Teletype"><text:span text:style-name="T26">?</text:span></text:span></text:p>
      <text:p text:style-name="P28"><text:span text:style-name="Teletype"><text:span text:style-name="T26"/></text:span></text:p>
      <text:p text:style-name="P65"><text:span text:style-name="Teletype"><text:span text:style-name="T36">Свойство отсутствия голодания обладает семантикой живости с </text:span></text:span><text:soft-page-break/><text:span text:style-name="Teletype"><text:span text:style-name="T36">требованием справедливости в слабом смысле: </text:span></text:span><text:span text:style-name="Teletype"><text:span text:style-name="T39">запросы могут обслуживаться в любом порядке, но главное, что они обслуживаются все (тем гарантируется прогресс и справедливость обслуживания)</text:span></text:span><text:span text:style-name="Teletype"><text:span text:style-name="T36">. Поэтому зачастую данное свойство относят </text:span></text:span><text:span text:style-name="Teletype"><text:span text:style-name="T39">также</text:span></text:span><text:span text:style-name="Teletype"><text:span text:style-name="T36"> к отдельной группе </text:span></text:span><text:span text:style-name="Teletype"><text:span text:style-name="T50">свойств справедливости</text:span></text:span><text:span text:style-name="Teletype"><text:span text:style-name="T28"> </text:span></text:span><text:span text:style-name="Teletype"><text:span text:style-name="T36">и называют это свойство (свойство отсутствия голодания) просто: fairness. Однако чаще можно встретить обозначение этого свойства просто как живость или liveness. В таком случае fairness будет другое свойство </text:span></text:span><text:span text:style-name="Teletype"><text:span text:style-name="T39">живости с требованием</text:span></text:span><text:span text:style-name="Teletype"><text:span text:style-name="T36"> справедливости в более строгом смысле, которое формулируется следующим образом: </text:span></text:span><text:span text:style-name="Teletype"><text:span text:style-name="T45">запрос</text:span></text:span><text:span text:style-name="Teletype"><text:span text:style-name="T47">ы</text:span></text:span><text:span text:style-name="Teletype"><text:span text:style-name="T45"> на вход в КС </text:span></text:span><text:span text:style-name="Teletype"><text:span text:style-name="T46">любым процессом </text:span></text:span><text:span text:style-name="Teletype"><text:span text:style-name="T45">должн</text:span></text:span><text:span text:style-name="Teletype"><text:span text:style-name="T47">ы</text:span></text:span><text:span text:style-name="Teletype"><text:span text:style-name="T45"> удовлетвор</text:span></text:span><text:span text:style-name="Teletype"><text:span text:style-name="T47">яться в том порядке, в котором они поступили</text:span></text:span><text:span text:style-name="Teletype"><text:span text:style-name="T37">. </text:span></text:span><text:span text:style-name="Teletype"><text:span text:style-name="T38">Иногда данное свойство называют FIFO-справедливость.</text:span></text:span></text:p>
      <text:p text:style-name="P65"><text:span text:style-name="Teletype"><text:span text:style-name="T38"/></text:span></text:p>
      <text:p text:style-name="P66"><text:span text:style-name="Teletype"><text:span text:style-name="T26">Вопрос </text:span></text:span><text:span text:style-name="Teletype"><text:span text:style-name="T40">4</text:span></text:span><text:span text:style-name="Teletype"><text:span text:style-name="T26">: </text:span></text:span><text:span text:style-name="Teletype"><text:span text:style-name="T40">является ли разработанная Вами модель алгоритма централизованного взаимного исключения с использованием общей памяти для коммуникации FIFO-справедливой</text:span></text:span><text:span text:style-name="Teletype"><text:span text:style-name="T26">? </text:span></text:span><text:span text:style-name="Teletype"><text:span text:style-name="T40">Если нет, то каким образом ее можно сделать такой?</text:span></text:span></text:p>
      <text:p text:style-name="P66"><text:span text:style-name="Teletype"><text:span text:style-name="T26">Вопрос </text:span></text:span><text:span text:style-name="Teletype"><text:span text:style-name="T40">5</text:span></text:span><text:span text:style-name="Teletype"><text:span text:style-name="T26">: </text:span></text:span><text:span text:style-name="Teletype"><text:span text:style-name="T40">является ли разработанная Вами модель алгоритма централизованного взаимного исключения с использованием каналов для коммуникации FIFO-справедливой</text:span></text:span><text:span text:style-name="Teletype"><text:span text:style-name="T26">? </text:span></text:span><text:span text:style-name="Teletype"><text:span text:style-name="T40">Если нет, то каким образом ее можно сделать такой?</text:span></text:span></text:p>
      <text:p text:style-name="P57"><text:span text:style-name="Teletype"><text:span text:style-name="T28"/></text:span></text:p>
      <text:p text:style-name="P67"><text:span text:style-name="Teletype"><text:span text:style-name="T42">Напишите LTL формулу для проверки FIFO-справедливости разработанных моделей (возможно понадобится добавление дополнительных меток в коде модели). Напишите почему формула имеет именно такой вид. Попробуйте верифицировать модели с этой формулой.</text:span></text:span></text:p>
      <text:p text:style-name="P67"><text:span text:style-name="Teletype"><text:span text:style-name="T42"/></text:span></text:p>
      <text:p text:style-name="P45">Источники информации</text:p>
      <text:list xml:id="list4541244359128015356" text:style-name="L4">
        <text:list-header>
          <text:p text:style-name="P38"/>
        </text:list-header>
        <text:list-item>
          <text:p text:style-name="P40">Ю.Г. Карпов. Model checking: верификации параллельных и распределенных программных систем. Изд-во БХВ-Петербург, 2010, 552 с.</text:p>
        </text:list-item>
        <text:list-item>
          <text:p text:style-name="P39">M. Raynal, Algorithms for Mutual Exclusion, MIT Press, Cambridge, Mass., 1986, 107 pgs.</text:p>
        </text:list-item>
        <text:list-item>
          <text:p text:style-name="P41">http://spinroot.com/spin/whatispin.html</text:p>
        </text:list-item>
        <text:list-item>
          <text:p text:style-name="P48">Интернет.</text:p>
        </text:list-item>
      </text:list>
      <text:p text:style-name="P9"/>
      <text:p text:style-name="P2">Содержание отчета</text:p>
      <text:list xml:id="list173916842042643" text:continue-list="list4541244359128015356" text:style-name="L4">
        <text:list-item text:start-value="1">
          <text:p text:style-name="P49">Цель работы.</text:p>
        </text:list-item>
        <text:list-item>
          <text:p text:style-name="P50">Код моделей из первой части.</text:p>
        </text:list-item>
        <text:list-item>
          <text:p text:style-name="P51">Измененный код моделей и результаты верификации из второй части.</text:p>
        </text:list-item>
        <text:list-item>
          <text:p text:style-name="P52">Ответы на <text:span text:style-name="T57">вопросы.</text:span></text:p>
        </text:list-item>
        <text:list-item>
          <text:p text:style-name="P53">Формула для проверки FIFO-справедливости и ее объяснение.</text:p>
        </text:list-item>
        <text:list-item>
          <text:p text:style-name="P52">Вывод.</text:p>
        </text:list-item>
      </text:list>
      <text:p text:style-name="P5"><text:soft-page-break/><text:span text:style-name="T18">Общие требования к оформлению</text:span></text:p>
      <text:p text:style-name="P3"/>
      <text:p text:style-name="P6">В отчете приводится описание всех выполненных действий <text:span text:style-name="T21">согласно требованиям к содержанию</text:span>.</text:p>
      <text:p text:style-name="P10">Отчет сдается в электронном виде <text:span text:style-name="T21">(высылается на электронную почту как минимум за неделю до очной сдачи)</text:span>.</text:p>
      <text:p text:style-name="P6">Обычный текст - шрифт 14 пт., заголовок — 16 пт., междустрочный интервал — одинарный, красная строка — 1 см, поля по 2 см.</text:p>
      <text:p text:style-name="P6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...».</text:p>
      <text:p text:style-name="P26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12:15</meta:creation-date>
    <dc:date>2015-11-05T17:39:15.556495887</dc:date>
    <meta:editing-duration>P1DT2H49M</meta:editing-duration>
    <meta:editing-cycles>169</meta:editing-cycles>
    <meta:generator>LibreOffice/4.3.7.2$Linux_X86_64 LibreOffice_project/430m0$Build-2</meta:generator>
    <meta:document-statistic meta:table-count="0" meta:image-count="0" meta:object-count="0" meta:page-count="7" meta:paragraph-count="100" meta:word-count="1866" meta:character-count="14793" meta:non-whitespace-character-count="12766"/>
  </office:meta>
</office:document-meta>
</file>